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9000001E75343997825EFF1E7.jpg" manifest:media-type="image/jpeg"/>
  <manifest:file-entry manifest:full-path="Pictures/10000000000000C8000000B4309C000D61193FAF.jpg" manifest:media-type="image/jpeg"/>
  <manifest:file-entry manifest:full-path="Pictures/10000000000001C6000000918C9F3DF5B3930E5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loext:opacity="100%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1">11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Käyttäjätunnukset, oikeudet, käyttäjäryhmät (roolit)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Tutustutaan T-SQL:n (Transact-SQL) tietokanta instanssiin kirjautumiseen tarvittavaan tunnukseen ja sen luontiin:</text:span><text:span text:style-name="T6"><text:line-break/></text:span><text:span text:style-name="T6">create login -lause</text:span></text:p>
              </text:list-item>
              <text:list-item>
                <text:p text:style-name="P12"><text:span text:style-name="T6">Tutustutaan T-SQL:n käyttäjätunnukseen ja sen luontiin:</text:span><text:span text:style-name="T6"><text:line-break/></text:span><text:span text:style-name="T6">create user -lause</text:span></text:p>
              </text:list-item>
              <text:list-item>
                <text:p text:style-name="P12"><text:span text:style-name="T6">Miksi Microsoft SQL Server:issä on erikseen login tunnus ja user -tunnus?</text:span></text:p>
              </text:list-item>
              <text:list-item>
                <text:p text:style-name="P12"><text:span text:style-name="T6">Miten niitä kannattaa käytännössä käyttää?</text:span></text:p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ten oikeudet kannattaa jakaa erilaisille käyttäjäryhmille?</text:span></text:p>
              </text:list-item>
              <text:list-item>
                <text:p text:style-name="P12"><text:span text:style-name="T6">Millaisia käyttäjäryhmiä voisi olla olemassa?</text:span></text:p>
              </text:list-item>
              <text:list-item>
                <text:p text:style-name="P12"><text:span text:style-name="T6">Tutustutaan Microsoft SQL Server:in system rooleihin (role).</text:span></text:p>
              </text:list-item>
              <text:list-item>
                <text:p text:style-name="P12"><text:span text:style-name="T6">Millaisia oikeuksia tauluihin on olemassa?</text:span></text:p>
              </text:list-item>
              <text:list-item>
                <text:p text:style-name="P12"><text:span text:style-name="T6">Miten <text:s/>niitä voisi käyttää roolien eli käyttäjäryhmien yhteydessä (role)?</text:span></text:p>
              </text:list-item>
              <text:list-item>
                <text:p text:style-name="P12"><text:span text:style-name="T6">Tutustutaan T-SQL:n käyttäjärymien eli roolien luontiin tarkoitettuun komentoon:</text:span><text:span text:style-name="T6"><text:line-break/></text:span><text:span text:style-name="T6">create role -komento</text:span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Roolien oikeudet tietokantoihin ja tauluihin sekä sql komentoihi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tietoturva on tärkeää?</text:span></text:p>
              </text:list-item>
              <text:list-item>
                <text:p text:style-name="P12"><text:span text:style-name="T6">Miten salakirjoitus liittyy tähän?</text:span></text:p>
              </text:list-item>
              <text:list-item>
                <text:p text:style-name="P12"><text:span text:style-name="T6">Millaisia erilaisia tapoja on salakirjoittaa?</text:span></text:p>
              </text:list-item>
              <text:list-item>
                <text:p text:style-name="P12"><text:span text:style-name="T6">Onko salakirjoitus algoritmeja murrettu?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turva ja salakirjoit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1">11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false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false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false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false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false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false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loext:opacity="100%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8C9F3DF5B3930E5C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1">11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5343997825EFF1E7.jpg" xlink:type="simple" xlink:show="embed" xlink:actuate="onLoad" draw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vellutuksen elinkaari</dc:title>
    <meta:initial-creator>Isonikkilä Sauli</meta:initial-creator>
    <meta:editing-cycles>214</meta:editing-cycles>
    <meta:print-date>2020-09-28T07:56:54</meta:print-date>
    <meta:creation-date>2020-11-11T09:16:24</meta:creation-date>
    <dc:date>2024-03-11T14:27:50.202000000</dc:date>
    <meta:editing-duration>PT11H17M25S</meta:editing-duration>
    <meta:generator>LibreOffice/7.2.0.4$Windows_X86_64 LibreOffice_project/9a9c6381e3f7a62afc1329bd359cc48accb6435b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